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72bf44"/>
    </style:style>
    <style:style style:name="P2" style:family="paragraph" style:parent-style-name="Standard">
      <style:text-properties officeooo:paragraph-rsid="00081de4"/>
    </style:style>
    <style:style style:name="P3" style:family="paragraph" style:parent-style-name="Standard">
      <style:paragraph-properties fo:margin-top="0cm" fo:margin-bottom="0.353cm" loext:contextual-spacing="false" fo:line-height="150%" fo:text-align="start" style:justify-single-word="false"/>
      <style:text-properties officeooo:paragraph-rsid="000e7a5e"/>
    </style:style>
    <style:style style:name="P4" style:family="paragraph" style:parent-style-name="Standard">
      <style:paragraph-properties fo:margin-top="0cm" fo:margin-bottom="0.353cm" loext:contextual-spacing="false" fo:line-height="150%" fo:text-align="start" style:justify-single-word="false"/>
      <style:text-properties style:font-name="Liberation Serif" fo:font-size="15pt" fo:language="pt" fo:country="BR" fo:font-weight="bold" officeooo:paragraph-rsid="0015b04b" style:font-size-asian="15pt" style:font-weight-asian="bold" style:font-size-complex="15pt"/>
    </style:style>
    <style:style style:name="P5" style:family="paragraph" style:parent-style-name="Standard">
      <style:paragraph-properties fo:margin-top="0cm" fo:margin-bottom="0.353cm" loext:contextual-spacing="false" fo:line-height="150%" fo:text-align="start" style:justify-single-word="false"/>
      <style:text-properties style:font-name="Liberation Serif" fo:font-size="15pt" fo:language="pt" fo:country="BR" fo:font-weight="normal" officeooo:paragraph-rsid="000e7a5e" style:font-size-asian="15pt" style:font-weight-asian="normal" style:font-size-complex="15pt"/>
    </style:style>
    <style:style style:name="P6" style:family="paragraph" style:parent-style-name="Standard">
      <style:paragraph-properties fo:margin-top="0cm" fo:margin-bottom="0.353cm" loext:contextual-spacing="false" fo:line-height="150%" fo:text-align="start" style:justify-single-word="false"/>
      <style:text-properties style:font-name="Liberation Serif" fo:font-size="15pt" fo:language="pt" fo:country="BR" fo:font-weight="normal" officeooo:paragraph-rsid="0015b04b" style:font-size-asian="15pt" style:font-weight-asian="normal" style:font-size-complex="15pt"/>
    </style:style>
    <style:style style:name="P7" style:family="paragraph" style:parent-style-name="Standard">
      <style:paragraph-properties fo:margin-top="0cm" fo:margin-bottom="0.353cm" loext:contextual-spacing="false" fo:line-height="150%" fo:text-align="start" style:justify-single-word="false"/>
      <style:text-properties style:font-name="Liberation Serif" fo:font-size="15pt" fo:font-weight="normal" officeooo:paragraph-rsid="0015b04b" style:font-size-asian="15pt" style:font-weight-asian="normal" style:font-size-complex="15pt"/>
    </style:style>
    <style:style style:name="P8" style:family="paragraph" style:parent-style-name="Standard">
      <style:paragraph-properties fo:margin-top="0cm" fo:margin-bottom="0.353cm" loext:contextual-spacing="false" fo:line-height="150%" fo:text-align="start" style:justify-single-word="false"/>
      <style:text-properties style:font-name="Liberation Serif" fo:font-size="15pt" officeooo:paragraph-rsid="0015b04b" style:font-size-asian="15pt" style:font-size-complex="15pt"/>
    </style:style>
    <style:style style:name="P9" style:family="paragraph" style:parent-style-name="Standard" style:master-page-name="Standard">
      <style:paragraph-properties fo:margin-top="0cm" fo:margin-bottom="0.353cm" loext:contextual-spacing="false" fo:line-height="150%" fo:text-align="start" style:justify-single-word="false" style:page-number="auto"/>
      <style:text-properties style:font-name="Liberation Serif" fo:font-size="15pt" fo:language="pt" fo:country="BR" fo:font-weight="bold" officeooo:paragraph-rsid="0015b04b" style:font-size-asian="15pt" style:font-weight-asian="bold" style:font-size-complex="15pt"/>
    </style:style>
    <style:style style:name="P10" style:family="paragraph" style:parent-style-name="Standard">
      <style:paragraph-properties fo:line-height="150%" fo:text-align="start" style:justify-single-word="false"/>
      <style:text-properties style:font-name="Liberation Serif" fo:font-size="15pt" style:font-size-asian="15pt" style:font-size-complex="15pt"/>
    </style:style>
    <style:style style:name="P11" style:family="paragraph" style:parent-style-name="Standard">
      <style:paragraph-properties fo:line-height="150%" fo:text-align="start" style:justify-single-word="false"/>
      <style:text-properties style:font-name="Liberation Serif" fo:font-size="15pt" officeooo:paragraph-rsid="0009ec0d" style:font-size-asian="15pt" style:font-size-complex="15pt"/>
    </style:style>
    <style:style style:name="P12" style:family="paragraph" style:parent-style-name="Standard">
      <style:paragraph-properties fo:line-height="150%" fo:text-align="start" style:justify-single-word="false"/>
      <style:text-properties style:font-name="Liberation Serif" fo:font-size="15pt" officeooo:paragraph-rsid="000fec20" style:font-size-asian="15pt" style:font-size-complex="15pt"/>
    </style:style>
    <style:style style:name="P13" style:family="paragraph" style:parent-style-name="Standard">
      <style:paragraph-properties fo:line-height="150%" fo:text-align="start" style:justify-single-word="false"/>
      <style:text-properties style:font-name="Liberation Serif" fo:font-size="15pt" officeooo:paragraph-rsid="00083737" fo:background-color="transparent" style:font-size-asian="15pt" style:font-size-complex="15pt"/>
    </style:style>
    <style:style style:name="P14" style:family="paragraph" style:parent-style-name="Standard">
      <style:paragraph-properties fo:line-height="150%" fo:text-align="start" style:justify-single-word="false"/>
      <style:text-properties style:use-window-font-color="true" style:font-name="Liberation Serif" fo:font-size="15pt" fo:background-color="transparent" style:font-size-asian="15pt" style:font-size-complex="15pt"/>
    </style:style>
    <style:style style:name="P15" style:family="paragraph" style:parent-style-name="Standard">
      <style:paragraph-properties fo:line-height="150%" fo:text-align="start" style:justify-single-word="false"/>
      <style:text-properties style:use-window-font-color="true" style:font-name="Liberation Serif" fo:font-size="15pt" officeooo:paragraph-rsid="0009ec0d" fo:background-color="transparent" style:font-size-asian="15pt" style:font-size-complex="15pt"/>
    </style:style>
    <style:style style:name="P16" style:family="paragraph" style:parent-style-name="Standard">
      <style:paragraph-properties fo:line-height="150%" fo:text-align="start" style:justify-single-word="false"/>
      <style:text-properties style:use-window-font-color="true" style:font-name="Liberation Serif" fo:font-size="15pt" officeooo:paragraph-rsid="0015b04b" fo:background-color="transparent" style:font-size-asian="15pt" style:font-size-complex="15pt"/>
    </style:style>
    <style:style style:name="P17" style:family="paragraph" style:parent-style-name="Standard">
      <style:paragraph-properties fo:line-height="150%" fo:text-align="start" style:justify-single-word="false"/>
      <style:text-properties style:use-window-font-color="true" style:font-name="Liberation Serif" fo:font-size="15pt" officeooo:rsid="00081de4" officeooo:paragraph-rsid="00083737" fo:background-color="transparent" style:font-size-asian="15pt" style:font-size-complex="15pt"/>
    </style:style>
    <style:style style:name="P18" style:family="paragraph" style:parent-style-name="Standard">
      <style:paragraph-properties fo:line-height="150%" fo:text-align="start" style:justify-single-word="false"/>
      <style:text-properties style:use-window-font-color="true" style:font-name="Liberation Serif" fo:font-size="15pt" officeooo:rsid="00081de4" officeooo:paragraph-rsid="0009ec0d" fo:background-color="transparent" style:font-size-asian="15pt" style:font-size-complex="15pt"/>
    </style:style>
    <style:style style:name="P19" style:family="paragraph" style:parent-style-name="Standard">
      <style:paragraph-properties fo:line-height="150%" fo:text-align="start" style:justify-single-word="false"/>
      <style:text-properties style:use-window-font-color="true" style:font-name="Liberation Serif" fo:font-size="15pt" fo:font-weight="bold" officeooo:rsid="00081de4" officeooo:paragraph-rsid="00083737" fo:background-color="transparent" style:font-size-asian="15pt" style:font-weight-asian="bold" style:font-size-complex="15pt" style:font-weight-complex="bold"/>
    </style:style>
    <style:style style:name="P20" style:family="paragraph" style:parent-style-name="Standard">
      <style:paragraph-properties fo:margin-top="0cm" fo:margin-bottom="0cm" loext:contextual-spacing="false" fo:line-height="150%"/>
      <style:text-properties style:font-name="Liberation Serif" fo:font-size="15pt" officeooo:paragraph-rsid="00115dc4" style:font-name-asian="Calibri1" style:font-size-asian="15pt" style:font-name-complex="Calibri1" style:font-size-complex="15pt"/>
    </style:style>
    <style:style style:name="P21" style:family="paragraph" style:parent-style-name="Standard">
      <style:paragraph-properties fo:margin-top="0cm" fo:margin-bottom="0cm" loext:contextual-spacing="false" fo:line-height="150%" fo:text-align="start" style:justify-single-word="false"/>
      <style:text-properties style:font-name="Liberation Serif" fo:font-size="15pt" officeooo:paragraph-rsid="00115dc4" style:font-name-asian="Calibri1" style:font-size-asian="15pt" style:font-name-complex="Calibri1" style:font-size-complex="15pt"/>
    </style:style>
    <style:style style:name="P22" style:family="paragraph" style:parent-style-name="Standard">
      <style:paragraph-properties fo:margin-top="0cm" fo:margin-bottom="0cm" loext:contextual-spacing="false" fo:line-height="150%" fo:text-align="start" style:justify-single-word="false"/>
      <style:text-properties style:font-name="Liberation Serif" fo:font-size="15pt" officeooo:paragraph-rsid="0015b04b" style:font-name-asian="Calibri1" style:font-size-asian="15pt" style:font-name-complex="Calibri1" style:font-size-complex="15pt"/>
    </style:style>
    <style:style style:name="P23" style:family="paragraph" style:parent-style-name="Standard">
      <style:paragraph-properties fo:margin-top="0cm" fo:margin-bottom="0cm" loext:contextual-spacing="false" fo:line-height="150%" fo:text-align="start" style:justify-single-word="false"/>
      <style:text-properties style:font-name="Liberation Serif" fo:font-size="15pt" fo:language="pt" fo:country="BR" fo:font-weight="normal" officeooo:paragraph-rsid="00115dc4" style:font-size-asian="15pt" style:font-weight-asian="normal" style:font-size-complex="15pt"/>
    </style:style>
    <style:style style:name="P24" style:family="paragraph" style:parent-style-name="Standard">
      <style:paragraph-properties fo:margin-top="0cm" fo:margin-bottom="0cm" loext:contextual-spacing="false" fo:line-height="150%" fo:text-align="start" style:justify-single-word="false"/>
      <style:text-properties style:font-name="Liberation Serif" fo:font-size="15pt" officeooo:paragraph-rsid="00115dc4" style:font-size-asian="15pt" style:font-size-complex="15pt"/>
    </style:style>
    <style:style style:name="P25" style:family="paragraph" style:parent-style-name="Standard">
      <style:paragraph-properties fo:margin-top="0cm" fo:margin-bottom="0cm" loext:contextual-spacing="false" fo:line-height="150%" fo:text-align="start" style:justify-single-word="false"/>
      <style:text-properties style:font-name="Liberation Serif" fo:font-size="15pt" officeooo:paragraph-rsid="0015b04b" style:font-size-asian="15pt" style:font-size-complex="15pt"/>
    </style:style>
    <style:style style:name="P26" style:family="paragraph" style:parent-style-name="Standard">
      <style:paragraph-properties fo:margin-top="0cm" fo:margin-bottom="0cm" loext:contextual-spacing="false" fo:line-height="150%" fo:text-align="start" style:justify-single-word="false" fo:break-before="page"/>
      <style:text-properties style:font-name="Liberation Serif" fo:font-size="15pt" officeooo:paragraph-rsid="00115dc4" style:font-name-asian="Calibri1" style:font-size-asian="15pt" style:font-name-complex="Calibri1" style:font-size-complex="15pt"/>
    </style:style>
    <style:style style:name="P27" style:family="paragraph" style:parent-style-name="Standard">
      <style:paragraph-properties fo:margin-top="0cm" fo:margin-bottom="0.282cm" loext:contextual-spacing="false" fo:line-height="150%" fo:text-align="start" style:justify-single-word="false"/>
      <style:text-properties officeooo:paragraph-rsid="000fec20"/>
    </style:style>
    <style:style style:name="P28" style:family="paragraph" style:parent-style-name="Standard">
      <style:paragraph-properties fo:margin-top="0cm" fo:margin-bottom="0.051cm" loext:contextual-spacing="false" fo:line-height="100%" fo:text-align="start" style:justify-single-word="false"/>
      <style:text-properties style:font-name="Liberation Serif" fo:font-size="15pt" officeooo:paragraph-rsid="0015b04b" style:font-size-asian="15pt" style:font-size-complex="15pt"/>
    </style:style>
    <style:style style:name="T1" style:family="text">
      <style:text-properties officeooo:rsid="0009ec0d"/>
    </style:style>
    <style:style style:name="T2" style:family="text">
      <style:text-properties style:use-window-font-color="true" officeooo:rsid="00081de4" fo:background-color="transparent" loext:char-shading-value="0"/>
    </style:style>
    <style:style style:name="T3" style:family="text">
      <style:text-properties style:use-window-font-color="true" officeooo:rsid="0009ec0d" fo:background-color="transparent" loext:char-shading-value="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ce43f" style:font-weight-asian="bold" style:font-weight-complex="bold"/>
    </style:style>
    <style:style style:name="T7" style:family="text">
      <style:text-properties fo:font-weight="bold" officeooo:rsid="00081de4" style:font-weight-asian="bold" style:font-weight-complex="bold"/>
    </style:style>
    <style:style style:name="T8" style:family="text">
      <style:text-properties fo:font-weight="bold" style:font-name-asian="Calibri1" style:font-weight-asian="bold" style:font-name-complex="Calibri1"/>
    </style:style>
    <style:style style:name="T9" style:family="text">
      <style:text-properties fo:font-weight="bold" style:font-name-asian="Calibri1" style:font-weight-asian="bold" style:font-name-complex="Calibri1" style:font-weight-complex="bold"/>
    </style:style>
    <style:style style:name="T10" style:family="text">
      <style:text-properties fo:font-weight="bold" officeooo:rsid="0015b04b" style:font-name-asian="Calibri1" style:font-weight-asian="bold" style:font-name-complex="Calibri1"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officeooo:rsid="000ce43f"/>
    </style:style>
    <style:style style:name="T13" style:family="text">
      <style:text-properties style:font-name="Liberation Serif" fo:font-size="15pt" fo:language="pt" fo:country="BR" fo:font-weight="normal" style:font-size-asian="15pt" style:font-weight-asian="normal" style:font-size-complex="15pt"/>
    </style:style>
    <style:style style:name="T14" style:family="text">
      <style:text-properties style:font-name="Liberation Serif" fo:font-size="15pt" fo:language="pt" fo:country="BR" fo:font-weight="bold" style:font-size-asian="15pt" style:font-weight-asian="bold" style:font-size-complex="15pt" style:font-weight-complex="bold"/>
    </style:style>
    <style:style style:name="T15" style:family="text">
      <style:text-properties style:font-name="Liberation Serif" fo:font-size="15pt" style:font-size-asian="15pt" style:font-size-complex="15pt"/>
    </style:style>
    <style:style style:name="T16" style:family="text">
      <style:text-properties style:font-name-asian="Calibri1" style:font-name-complex="Calibri1"/>
    </style:style>
    <style:style style:name="T17" style:family="text">
      <style:text-properties officeooo:rsid="0015b04b" style:font-name-asian="Calibri1" style:font-name-complex="Calibri1"/>
    </style:style>
    <style:style style:name="T18" style:family="text">
      <style:text-properties fo:font-weight="normal" style:font-weight-asian="normal"/>
    </style:style>
    <style:style style:name="T19" style:family="text">
      <style:text-properties fo:font-weight="normal" officeooo:rsid="0015b04b" style:font-weight-asian="normal"/>
    </style:style>
    <style:style style:name="T20" style:family="text">
      <style:text-properties fo:language="pt" fo:country="BR"/>
    </style:style>
    <style:style style:name="T21" style:family="text">
      <style:text-properties fo:language="pt" fo:country="BR" fo:font-weight="normal" style:font-name-asian="Calibri1" style:font-weight-asian="normal" style:font-name-complex="Calibri1"/>
    </style:style>
    <style:style style:name="T22" style:family="text">
      <style:text-properties fo:language="pt" fo:country="BR" fo:font-weight="bold" style:font-name-asian="Calibri1" style:font-weight-asian="bold" style:font-name-complex="Calibri1"/>
    </style:style>
    <style:style style:name="T23"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Contrato do Cliente: </text:p>
      <text:p text:style-name="P17"><text:tab/>A tradução a seguir é fornecida para sua conveniência, apenas. Se houver quaisquer discrepâncias ou disposições conflitantes entre essa versão traduzida e a versão em <text:span text:style-name="T1">Português</text:span> (incluindo, mas não limitado a, atrasos na tradução), a versão em <text:span text:style-name="T1">Português</text:span> deverá prevalecer.</text:p>
      <text:p text:style-name="P11"><text:span text:style-name="T2"><text:tab/>O presente Contrato do Cliente </text:span><text:span text:style-name="T3">Service Now</text:span><text:span text:style-name="T2">(este “Contrato”) contém os termos e as condições que regem seu acesso e uso das Ofertas </text:span><text:span text:style-name="T3">e Contratações <text:s/></text:span><text:span text:style-name="T2">de Serviço</text:span><text:span text:style-name="T3">s, </text:span>sendo firmado entre a <text:span text:style-name="T1">Service Now e <text:s/></text:span>você ou a sociedade que você representa.</text:p>
      <text:p text:style-name="P18"><text:tab/>O presente Contrato entrará em vigor assim que você clicar no botão ou caixa de seleção “Eu Aceito” apresentado com esses termos ou, se anteriormente, quando você utilizar quaisquer das Ofertas de Serviço.</text:p>
      <text:p text:style-name="P18">Você declara estar legalmente apto a celebrar contratos (e.g., você não é menor de idade). Se estiver celebrando o presente Contrato em nome de uma entidade, tal como a empresa para quem trabalha, você declara ter autoridade legal para estar vinculado a ela. Favor consultar a Cláusula 14 para definição de determinados termos em letras maiúsculas utilizados neste Contrato.</text:p>
      <text:p text:style-name="P15"/>
      <text:p text:style-name="P15"><text:span text:style-name="T7">Uso das Ofertas de Serviço:</text:span></text:p>
      <text:p text:style-name="P15"><text:span text:style-name="T5">1.1 Em geral. </text:span>Você pode acessar e utilizar as Ofertas de Serviço de acordo com este Contrato. Contratos de Nível de Serviço e Termos de Serviços serão aplicáveis a certas Ofertas de Serviço. Você deve cumprir com os termos deste Contrato e com todas as leis, regras e regulamentos aplicáveis ao uso das Ofertas de Serviço.</text:p>
      <text:p text:style-name="P15"/>
      <text:p text:style-name="P15"><text:span text:style-name="T5">1.2 Sua Conta.</text:span> Para acessar os Serviços, você deverá ter uma conta <text:span text:style-name="T12">na Service Now </text:span>associada a um endereço de e-mail válido e um meio de pagamento válido. Salvo se explicitamente permitido pelos Termos de Serviço, você somente irá criar uma conta por endereço de e-mail.</text:p>
      <text:p text:style-name="P15"/>
      <text:p text:style-name="P16"><text:soft-page-break/><text:span text:style-name="T5">1.3 Conteúdo de Terceiros.</text:span> O Conteúdo de Terceiros poderá ser utilizado por você a seu critério. O Conteúdo de Terceiros é regido por este Contrato e, se aplicável, por termos e condições em separado que acompanham tal Conteúdo de Terceiros, sendo que tais termos e condições poderão incluir taxas e cobranças separadas.</text:p>
      <text:p text:style-name="P16"/>
      <text:p text:style-name="P16"><text:span text:style-name="T5">Alterações</text:span></text:p>
      <text:p text:style-name="P14"><text:span text:style-name="T5">2.1 Das Ofertas </text:span><text:span text:style-name="T6">e Contratações de</text:span><text:span text:style-name="T5"> Serviço</text:span><text:span text:style-name="T6">s</text:span><text:span text:style-name="T5">. </text:span>Nós poderemos alterar ou encerrar todas ou quaisquer Ofertas <text:span text:style-name="T12">e Contratações de</text:span> Serviço<text:span text:style-name="T12">s</text:span>, ou alterar ou remover funcionalidades de todas ou quaisquer Ofertas <text:span text:style-name="T12">e Contratações </text:span>de Serviço<text:span text:style-name="T12">s</text:span> periodicamente. Nós o notificaremos de qualquer mudança substancial ou encerramento das Ofertas <text:span text:style-name="T12">e Contratações</text:span> de Serviço<text:span text:style-name="T12">s</text:span>.</text:p>
      <text:p text:style-name="P14"/>
      <text:p text:style-name="P13"><text:span text:style-name="T5">2.2 Dos APIs.</text:span> Poderemos alterar ou encerrar quaisquer APIs dos Serviços periodicamente. Para qualquer interrupção ou alteração material a um API para um Serviço, nós empreenderemos esforços comerciais razoáveis para continuar a dar suporte à versão anterior tal API por 12 meses após a alteração ou interrupção (salvo se assim procedendo (a) resulte em um problema de segurança ou propriedade intelectual; (b) haja onerosidade econômica ou técnica, ou (c) resulte em alguma violação de leis ou solicitações de entidades governamentais).</text:p>
      <text:p text:style-name="P13"/>
      <text:p text:style-name="P10"><text:span text:style-name="T11">2.3 Dos Contratos de Nível de Serviço. </text:span><text:span text:style-name="T23">Poderemos alterar, encerrar ou adicionar Contratos de Nível de Serviço periodicamente de acordo com a Cláusula 12.</text:span></text:p>
      <text:p text:style-name="P9">Segurança e Privacidade de Dados</text:p>
      <text:p text:style-name="P4"><text:span text:style-name="T18"><text:tab/>Quando o Service Now solicita informações pessoais a você, essas informações estarão sendo enviadas somente a site dos administrados pelas Organizações da mesma. O Service Now poderá solicitar informações financeiras e/ou pessoais suas. Essas informações estarão sendo enviadas à ServiceNow.com, e, sendo assim, a mesma não terá qualquer responsabilidade pela utilização e manejo dessa informação, não sendo aplicada a presente política.</text:span></text:p>
      <text:p text:style-name="P3"><text:span text:style-name="T13"><text:tab/>O ServiceNow.com destaca que o site pode existir links e/ou páginas que utilizem publicidade gráfica de outros parceiros e/ou empresas, como por exemplo, o Google Ads, que utiliza relatório de informações demográficas da respectiva plataforma de publicidade. Caso você tenha interesse em desativar tal publicidade gráfica, deverá acessar o link configurações de anúncios ( </text:span><text:a xlink:type="simple" xlink:href="https://www.google.com/settings/ads" text:style-name="ListLabel_20_1" text:visited-style-name="ListLabel_20_1"><text:span text:style-name="T15">https://www.google.com/settings/ads</text:span></text:a><text:span text:style-name="T13"> ) e personalizar sua própria experiência.</text:span></text:p>
      <text:p text:style-name="P5"><text:tab/>As promoções realizadas no ServiceNow.com podem ser patrocinadas por outras empresas ou segundo uma parceria entre o ServiceNow.com e uma dessas empresas. Alguns dados coletados durante uma o cadastro pessoal pode ser compartilhado na tela principal como melhores prestadores de serviços, conforme sua reputação. Se os dados forem compartilhados, você será notificado antes da coleta dos dados. Assim, poderá decidir não participar da promoção se não desejar que seus dados sejam compartilhados</text:p>
      <text:p text:style-name="P5"><text:tab/>O ServiceNow não comercializa informações de usuários para ninguém. Na ocasião da coleta ou transferência dos dados, nós o notificaremos, caso as informações a seu respeito sejam compartilhadas. Além disso, você sempre terá a opção de não permitir a transferência desses dados. Se não desejar que eles sejam compartilhados, você poderá optar por não usar um determinado serviço ou não participar de certas promoções ou concursos.</text:p>
      <text:p text:style-name="P4"><text:soft-page-break/>Taxas e pagamentos: <text:span text:style-name="T18">O Service Now trabalha com taxas cobradas através de cada anúncio cadastrado no site, cobrando taxas através de prioridades como:</text:span></text:p>
      <text:p text:style-name="P4"><text:span text:style-name="T18"><text:tab/>Úrg</text:span><text:span text:style-name="T19">ê</text:span><text:span text:style-name="T18">ncia, Maxima, Padrão. etc. Cada taxa varia da escolha que o cliente estiver disposto a pagar.</text:span></text:p>
      <text:p text:style-name="P6"><text:tab/>No caso de cancelamento de anúncio, o Service Now ira cobrar uma taxa de 5% do valor atual do anúncio, assim devolvendo o restante do dinheiro do anúncio que será retornado para seu perfil assim podendo solicitar o saque. O Service Now nao cobrará taxa por saques, podendo aplicar até dois saques diarios com um prazo de até 2 dias úteis.</text:p>
      <text:p text:style-name="P6"/>
      <text:p text:style-name="P6"><text:span text:style-name="T4">Suas Responsabilidades<text:line-break/><text:tab/></text:span>O Service Now será apenas um Intermediador entre contratante e contratado, é de suma importancia que o Service Now não se responsabilizará por danos ocorrido, é responsabilidade do usuário tenha em mente que está em contato com pessoas desconhecidas, <text:s/>por isso, seja bem claro na avaliação, e certifique que a pessoa que ira fazer seu serviço tenha uma boa reputação. Caso aconteça algo, nós informe através de email do Service Now, o atendimento será realizado o mais rapido possivel. Se for de suma úrgencia, altoridades deveram ser acionadas.</text:p>
      <text:p text:style-name="P7"><text:span text:style-name="T20"><text:tab/>Uma avaliação adicional será cobrada, uma precisa ser entregue para provar que o serviço foi realizado com sucesso, sendo assim, o processo mais seguro para que o Service Now avalie o serviço feito.</text:span></text:p>
      <text:p text:style-name="P7"><text:span text:style-name="T20"/></text:p>
      <text:p text:style-name="P8"><text:span text:style-name="T10">D</text:span><text:span text:style-name="T9">ireitos exclusivos<text:line-break/><text:tab/></text:span><text:span text:style-name="T16">Este contrato consiste na prestação de serviços pela contratada ao contratante <text:s/>por meio de disponibilidade de espaço em Servidores mantidos em conexão com a Internet para alocação do Conteúdo de propriedade do </text:span><text:soft-page-break/><text:span text:style-name="T16">contratante. Os serviços possuem diversas configurações, cada qual com características próprias, cabendo à contratante <text:s/>identificar o serviço adequado para atender às suas necessidades, com base nas opções de serviços disponíveis. O contratante obriga-se a realizar os pagamentos relativos a quaisquer custos decorrentes de qualquer alteração do serviço contratado. Em caso de alteração do serviçoescolhido, independente de opção inferior ou superior ao inicialmente contratado pelo contratante, a contratada terá um prazo de 48 horas a contar da solicitação, independentemente do canal utilizado pelo contratante, para proceder à referida alteração em seus sistemas. A contratada , por este instrumento, licencia e autoriza em caráter não-exclusivo, intransferível, revogável e limitado ao contratante: </text:span><text:span text:style-name="T17">A</text:span><text:span text:style-name="T16">cesso ou uso ao Sistema que provê os Serviços e acesso ou uso pelo contratante de Aplicativos de Terceiros.</text:span></text:p>
      <text:p text:style-name="P21"/>
      <text:p text:style-name="P21"><text:span text:style-name="T5">Suspensão temporária </text:span></text:p>
      <text:p text:style-name="P21"><text:tab/>O contratado e o contratante devido às irregularidades <text:s/>que os usuários tentarem fazer contra os serviços e contra o site serão suspensos temporariamente. Caso aconteça será por causa que o usuário tentou:</text:p>
      <text:p text:style-name="P21">1- Violar o contrato</text:p>
      <text:p text:style-name="P21">2- Caso o usuário tenha descumprido suas obrigações como de pagamento e sobre o serviço realizado.</text:p>
      <text:p text:style-name="P21">3-Tentar “enganar” o site de alguma maneira.</text:p>
      <text:p text:style-name="P21">4- Caso não tenha feito o serviço no tempo previsto.</text:p>
      <text:p text:style-name="P21"><text:tab/>Neste período o usuário não poderá realizar nenhum serviço ou contratar um serviço devido as circunstância que ocorreram. </text:p>
      <text:p text:style-name="P21"><text:tab/>Caso aconteça mais de uma vez com o mesmo usuário do site ele será banido permanentemente ou terá que pagar taxas para continuar utilizando o site e os serviços nele. </text:p>
      <text:p text:style-name="P26"/>
      <text:p text:style-name="P24"><text:span text:style-name="T9">Indenização</text:span><text:span text:style-name="T16"> </text:span></text:p>
      <text:p text:style-name="P22"><text:tab/>A contratada e o contratante terão que entrar em contato com os administradores ou com os donos do site caso os serviços maus feitos com má vontade do contratado e do contratante, serviços que nao foram avaliados corretamente e caso haja falha no sistema de pagamento de serviço,ou algum outro erro. Com isso, os administradores responderão em um prazo de 48 horas para fazer uma averiguação completa do que houve. Comprovando nos autos</text:p>
      <text:p text:style-name="P25"><text:span text:style-name="T16">que o demandado prestou serviços as autoras, na realização do contrato de compromisso de serviço, deve por isso ser remunerado. </text:span></text:p>
      <text:p text:style-name="P25"><text:span text:style-name="T17"><text:tab/>D</text:span><text:span text:style-name="T21">emonstração específica de justa causa para a rescisão do contrato <text:s/>de prestação de</text:span><text:span text:style-name="T22"> </text:span><text:span text:style-name="T21">serviços e comprovado o descumprimento, pela requerida, do prazo de aviso prévio estipulado no instrumento, vai reconhecido o direito da demandante às verbas rescisórias pactuadas entre os litigantes. <text:s/></text:span></text:p>
      <text:p text:style-name="P23"><text:span text:style-name="T16"/></text:p>
      <text:p text:style-name="P28"><text:span text:style-name="T5">Limitação/Isenção de Responsabilidade.</text:span></text:p>
      <text:p text:style-name="P28"><text:tab/>A Service Now, declara, que para todos fins financeiros, operacionais, de informações pessoais a empresa se responsabiliza por solucionar qualquer tipo de problema ocasionado pela mesma.<text:line-break/>Financeiro: A empresa se responsabiliza pelo repasse do dinheiro depositado pelo contratante. Assim, se o contratante depositar de forma errada, não depositar ou não conter provas o suficiente do depósito, o site não tem parte nos ocorridos. Situações diferentes deverão ser analisados.<text:line-break/>Operacionais: O site não se responsabiliza em caso de má conexão ocasionada pelo provedor do usuário. Em caso de qualquer confirmação/transação, certifique se sua conexão favorece para que as ações ocorram.</text:p>
      <text:p text:style-name="P12"><text:tab/>Informações pessoais: A Service Now tem 100% de responsabilidade em tratar, arquivar e confidenciar as informações dos usuários. Porém, algumas informações contidas nos Termos de Segurança[1] serão expostas para a interação de todos, para que o site entregue o que lhe é de dever.</text:p>
      <text:p text:style-name="P12"><text:tab/>A Service Now não se responsabiliza por ocorridos residenciais. A mesma apenas cuida da parte de negociação e apresentação entre os usuarios, ajudando em algumas partes ao liberar consultas de comentários, rankins e afins.</text:p>
      <text:p text:style-name="P12"/>
      <text:p text:style-name="P12"><text:soft-page-break/><text:span text:style-name="T5">Definições.</text:span></text:p>
      <text:p text:style-name="P12">“<text:span text:style-name="T5">Home</text:span>”: Página inicial do site, local mestre do site, contendo todos links para as outras partes do site.</text:p>
      <text:p text:style-name="P12">“<text:span text:style-name="T5">Login/Logar</text:span>”: Ato de entrar no site de forma cadastrada na plataforma.</text:p>
      <text:p text:style-name="P12">“<text:span text:style-name="T5">Cadastrar</text:span>”: Registrar informações pessoais <text:s/>no site de forma validada pelo mesmo.</text:p>
      <text:p text:style-name="P12">“<text:span text:style-name="T5">Saiba Mais</text:span>”: Obtenha informações do serviço, pessoas ou site (Dependendo de onde se localizar).</text:p>
      <text:p text:style-name="P12">“<text:span text:style-name="T5">Como Utilizar</text:span>”: Obtenha informações de utilização do site de forma rápida, prática e direcionada.</text:p>
      <text:p text:style-name="P12">“<text:span text:style-name="T5">Ranking de prestadores</text:span>”: Campo destinado à publicação dos melhores prestadores de serviço. Mecanismo essencial para filtro de pessoas no site.</text:p>
      <text:p text:style-name="P12">“<text:span text:style-name="T5">Adquirir serviços</text:span>”: Ato de aderir a um serviço publicado para que quem o aderiu, o faça.</text:p>
      <text:p text:style-name="P12">“<text:span text:style-name="T5">Avaliar serviços</text:span>”: Ato de avaliar serviço, utilizado para alimentar o Raking de prestadores.</text:p>
      <text:p text:style-name="P12">“<text:span text:style-name="T5">Cadastrar Serviços</text:span>”: Lançar um serviço para que o público o veja e adquira o mesmo. Pode ser instantaneo ou um pouco demorado.</text:p>
      <text:p text:style-name="P27"><text:span text:style-name="T13">“</text:span><text:span text:style-name="T14">Fale Conosco</text:span><text:span text:style-name="T13">”: <text:s/>Área destinada ao contato com os adms da empresa Service Now. Mecanismo central para melhorias, reclamações e outras cois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11pt" fo:language="pt" fo:country="BR" fo:font-weight="normal" style:font-size-asian="11pt"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21:30:36.958229313</meta:creation-date>
    <dc:date>2018-06-18T21:47:10.722002823</dc:date>
    <meta:editing-duration>PT1H18M33S</meta:editing-duration>
    <meta:editing-cycles>9</meta:editing-cycles>
    <meta:generator>LibreOffice/6.0.4.2$Linux_X86_64 LibreOffice_project/00m0$Build-2</meta:generator>
    <meta:document-statistic meta:table-count="0" meta:image-count="0" meta:object-count="0" meta:page-count="7" meta:paragraph-count="51" meta:word-count="1734" meta:character-count="11319" meta:non-whitespace-character-count="9598"/>
  </office:meta>
</office:document-meta>
</file>